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color="#c9211e"/>
    </style:style>
    <style:style style:name="T2" style:family="text">
      <style:text-properties fo:color="#ffff00"/>
    </style:style>
    <style:style style:name="T3" style:family="text">
      <style:text-properties fo:color="#ff4000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Interfacing 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ompatibllity T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nect USB camera</text:span></text:p>
              </text:list-item>
              <text:list-item>
                <text:p>Type the command</text:p>
                <text:list>
                  <text:list-item>
                    <text:p><text:span text:style-name="T2">lsusb</text:span> to see if camera is ther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Software Dependenc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stall the library</text:span></text:p>
                <text:list>
                  <text:list-item>
                    <text:p>sudo apt install fswebc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ake a snapsh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se the command</text:span></text:p>
                <text:list>
                  <text:list-item>
                    <text:p><text:span text:style-name="T2">fswebcam</text:span> <text:s text:c="2"/>&lt;image-path&gt; <text:s/>-r <text:s text:c="2"/>800x800 <text:s text:c="2"/>-F <text:s text:c="2"/>2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amera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3"># Single snapshot </text:span></text:p>
            <text:p><text:span text:style-name="T2">import </text:span>time </text:p>
            <text:p><text:span text:style-name="T2">import</text:span> os</text:p>
            <text:p><text:span text:style-name="T2">def</text:span> capture(): </text:p>
            <text:p><text:s/>os.system(<text:span text:style-name="T4">'fswebcam /home/pi/camera/Image-%H %M%S.jpg'</text:span>) 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2">import</text:span> requests</text:p>
            <text:p><text:span text:style-name="T2">import </text:span>json</text:p>
            <text:p/>
            <text:p>URL = '&lt;YOUR-WEBSITE-URL&gt;'</text:p>
            <text:p>data = open(<text:span text:style-name="T4">'app.env'</text:span>,<text:span text:style-name="T4">'r'</text:span>)</text:p>
            <text:p>lines = list(data)</text:p>
            <text:p>data.close(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>Line1 = lines[0].split(<text:span text:style-name="T4">'='</text:span>)</text:p>
            <text:p>Line2 = lines[1].split(<text:span text:style-name="T4">'='</text:span>)</text:p>
            <text:p/>
            <text:p>API_KEY = Line1[1].replace(<text:span text:style-name="T4">'\n'</text:span>,'')</text:p>
            <text:p>TOKEN = Line2[1].replace(<text:span text:style-name="T4">'\n'</text:span>,'')</text:p>
            <text:p>file = { <text:span text:style-name="T4">'avatar'</text:span>: open ( <text:span text:style-name="T4">'intruder.jpg'</text:span>, <text:s/><text:span text:style-name="T4">'rb' </text:span>) }</text:p>
            <text:p>auth = { <text:span text:style-name="T4">'Authorization'</text:span>:<text:span text:style-name="T4">'Bearer ' </text:span>+ TOKEN }</text:p>
            <text:p>result = requests.post( URL, <text:s/>files=file, <text:s/>headers=auth )</text:p>
            <text:p>print(result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03:22:19.690546496</meta:creation-date>
    <meta:editing-duration>PT1H26M52S</meta:editing-duration>
    <meta:editing-cycles>14</meta:editing-cycles>
    <meta:generator>LibreOffice/6.4.5.2$Linux_X86_64 LibreOffice_project/40$Build-2</meta:generator>
    <dc:title>Portfolio</dc:title>
    <dc:date>2020-08-28T04:49:16.663730779</dc:date>
    <meta:document-statistic meta:object-count="68"/>
  </office:meta>
</office:document-meta>
</file>